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666666" style:text-line-through-style="none" style:font-name="Calibri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Calibri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434343" style:font-name="Calibri" fo:font-size="12pt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top="0in" fo:margin-bottom="0in" fo:line-height="120%" style:writing-mode="lr-tb"/>
      <style:text-properties fo:font-weight="normal"/>
    </style:style>
    <style:style style:name="P6" style:family="paragraph" style:parent-style-name="Text_20_body">
      <style:paragraph-properties fo:margin-top="0in" fo:margin-bottom="0in" fo:line-height="120%" style:writing-mode="lr-tb"/>
    </style:style>
    <style:style style:name="P7" style:family="paragraph" style:parent-style-name="Text_20_body">
      <style:paragraph-properties fo:margin-top="0in" fo:margin-bottom="0in" fo:line-height="120%" style:writing-mode="lr-tb"/>
      <style:text-properties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" fo:font-size="10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fo:line-height="120%" fo:text-indent="0.5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margin-top="0in" fo:margin-bottom="0in" fo:line-height="120%" fo:text-indent="0.5in" style:auto-text-indent="false" style:writing-mode="lr-tb"/>
      <style:text-properties fo:font-variant="normal" fo:text-transform="none" fo:color="#000000" style:text-line-through-style="none" style:font-name="Calibri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.5in" fo:margin-right="0in" fo:margin-top="0in" fo:margin-bottom="0in" fo:line-height="120%" fo:text-indent="0in" style:auto-text-indent="false" style:writing-mode="lr-tb"/>
      <style:text-properties fo:font-weight="normal"/>
    </style:style>
    <style:style style:name="P13" style:family="paragraph" style:parent-style-name="Text_20_body">
      <style:paragraph-properties fo:margin-left="0in" fo:margin-right="0.2811in" fo:margin-top="0in" fo:margin-bottom="0.0835in" fo:text-indent="0in" style:auto-text-indent="false">
        <style:tab-stops>
          <style:tab-stop style:position="0.802in"/>
        </style:tab-stops>
      </style:paragraph-properties>
      <style:text-properties fo:font-variant="normal" fo:text-transform="none" fo:color="#434343" style:text-line-through-style="none" style:font-name="Calibri" fo:font-size="24pt" fo:font-style="normal" style:text-underline-style="none" fo:font-weight="bold" style:text-blinking="false" fo:background-color="transparent"/>
    </style:style>
    <style:style style:name="P14" style:family="paragraph" style:parent-style-name="Text_20_body" style:master-page-name="">
      <style:paragraph-properties fo:margin-left="0in" fo:margin-right="0.2811in" fo:margin-top="0in" fo:margin-bottom="0.0835in" fo:text-indent="0in" style:auto-text-indent="false" style:page-number="auto">
        <style:tab-stops>
          <style:tab-stop style:position="0.802in"/>
        </style:tab-stops>
      </style:paragraph-properties>
      <style:text-properties fo:font-variant="normal" fo:text-transform="none" fo:color="#434343" style:text-line-through-style="none" style:font-name="Calibri" fo:font-size="24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434343" style:font-name="Calibri" fo:font-size="12pt" fo:font-style="normal" style:text-underline-style="solid" style:text-underline-width="auto" style:text-underline-color="font-color" fo:background-color="transparent"/>
    </style:style>
    <style:style style:name="T2" style:family="text">
      <style:text-properties fo:font-variant="normal" fo:text-transform="none" fo:color="#434343" style:font-name="Calibri" fo:font-size="12pt" fo:font-style="normal" style:text-underline-style="solid" style:text-underline-width="auto" style:text-underline-color="font-color" fo:font-weight="normal" fo:background-color="transparent"/>
    </style:style>
    <style:style style:name="T3" style:family="text">
      <style:text-properties fo:font-variant="normal" fo:text-transform="none" fo:color="#434343" style:font-name="Calibri" fo:font-size="12pt" fo:font-style="normal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434343" style:text-line-through-style="none" style:font-name="Calibri" fo:font-size="10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Calibri" fo:font-size="10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Calibri" fo:font-size="10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Calibri" fo:font-size="11pt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617e90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fo:color="#617e90" style:text-line-through-style="solid" fo:background-color="transparent"/>
    </style:style>
    <style:style style:name="T12" style:family="text">
      <style:text-properties fo:font-variant="normal" fo:text-transform="none" fo:color="#617e90" style:text-line-through-style="none" style:text-underline-style="none" style:text-blinking="false" fo:background-color="transparent"/>
    </style:style>
    <style:style style:name="T13" style:family="text">
      <style:text-properties style:font-name="Calibri" fo:font-size="10pt" fo:font-style="normal" fo:font-weight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666666" fo:font-size="14pt" fo:font-weight="normal"/>
    </style:style>
    <style:style style:name="T16" style:family="text">
      <style:text-properties fo:color="#666666" fo:font-weight="normal" style:font-size-asian="24pt" style:font-size-complex="24pt"/>
    </style:style>
    <style:style style:name="T17" style:family="text">
      <style:text-properties fo:color="#666666" style:font-size-asian="24pt" style:font-weight-asian="bold" style:font-size-complex="24pt" style:font-weight-complex="bold"/>
    </style:style>
    <style:style style:name="T18" style:family="text">
      <style:text-properties fo:color="#666666" fo:font-size="10pt" style:font-size-asian="10pt" style:font-weight-asian="bold" style:font-size-complex="10pt" style:font-weight-complex="bold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8"/></text:p>
      <text:p text:style-name="P13"><text:span text:style-name="T17">REBECCA KOPSTEIN</text:span></text:p>
      <text:p text:style-name="P1">704.438.5504 ▪ rkopstein@gmail.com ▪ www.linkedin.com/in/rkopstein ▪ www.github.com/RebeccaKopstein</text:p>
      <text:p text:style-name="Text_20_body"/>
      <text:p text:style-name="P1">FRONT END DESIGNER <text:s/>▪ FRONT END DEVELOPER ▪ UI/UX DESIGNER</text:p>
      <text:p text:style-name="Text_20_body"/>
      <text:p text:style-name="P5"><text:span text:style-name="T3">PROFILE</text:span><text:span text:style-name="T5"> </text:span></text:p>
      <text:p text:style-name="Text_20_body"/>
      <text:p text:style-name="P2">Driven and detail-oriented Digital Designer and Front-End Web Design with a passion for modern and mobile design that enhances the end user experience.  Recently graduated from coding Bootcamp at UNC Charlotte where I was able to utilize my desire for learning and my strong work ethic to complete all assigned projects. Ability to collaborate with strong cross-functional team communication skills, a good eye for content and visual design, solid understanding of layout strategy, a commitment to high performance and continuous improvement. An engaging and positive outlook for each goal at hand. </text:p>
      <text:p text:style-name="Text_20_body"/>
      <text:p text:style-name="P7"><text:span text:style-name="T1">PROGRAMMING LANGUAGES, TOOLS &amp; FRAMEWORKS</text:span></text:p>
      <text:p text:style-name="P10"><text:span text:style-name="T7">HTML5 <text:s text:c="8"/></text:span><text:span text:style-name="T5"><text:s text:c="3"/></text:span><text:span text:style-name="T7">JQuery <text:s text:c="9"/>Node.js <text:s text:c="9"/>Bootstrap</text:span><text:span text:style-name="T5"> </text:span></text:p>
      <text:p text:style-name="P6"><text:span text:style-name="T8"><text:s text:c="16"/>CSS3</text:span><text:span text:style-name="T6"> <text:tab/> <text:s text:c="7"/></text:span><text:span text:style-name="T8">Ajax</text:span><text:span text:style-name="T6"> <text:tab/> </text:span><text:span text:style-name="T8">MySQL<text:tab/> <text:s text:c="8"/>Visual Studio</text:span></text:p>
      <text:p text:style-name="P12"><text:span text:style-name="T7"><text:s/>JavaScript</text:span><text:span text:style-name="T5"> <text:s text:c="4"/></text:span><text:span text:style-name="T7">MongoDB <text:s text:c="4"/>Express.js <text:s text:c="4"/>Adobe Photoshop</text:span></text:p>
      <text:p text:style-name="P12"><text:span text:style-name="T7"><text:s/>React</text:span><text:span text:style-name="T5"> <text:s text:c="10"/></text:span><text:span text:style-name="T7">Firebase <text:s text:c="7"/>Sequelize <text:s text:c="4"/>Balsamiq </text:span></text:p>
      <text:p text:style-name="Text_20_body"/>
      <text:p text:style-name="P6"><text:span text:style-name="T3">KEY COMPETENCIES</text:span></text:p>
      <text:p text:style-name="P11">Creative design <text:s text:c="3"/>▪ Cross-Functional Collaboration <text:s text:c="3"/>▪ Customer Service </text:p>
      <text:p text:style-name="P10"><text:span text:style-name="T7">Entrepreneurial Spirit <text:s text:c="3"/>▪ Time-conscious ▪ <text:s/>Detail-Oriented ▪ Teamwork Skills</text:span><text:span text:style-name="T5"> </text:span></text:p>
      <text:p text:style-name="Text_20_body"/>
      <text:p text:style-name="P4"><text:span text:style-name="T19">SELECT ACHIEVEMENTS</text:span> </text:p>
      <text:p text:style-name="P6"><text:span text:style-name="T8"><text:tab/>https://catawbacoffeeco.herokuapp.com</text:span></text:p>
      <text:p text:style-name="P2"><text:tab/>https://shielded-atoll-19022.herokuapp.com/</text:p>
      <text:p text:style-name="P2"><text:tab/>https://obscure-island-67399.herokuapp.com </text:p>
      <text:p text:style-name="P2"><text:tab/>https://rebeccakopstein.github.io/TrainScheduler/ </text:p>
      <text:p text:style-name="P6"><text:span text:style-name="T5"><text:s/></text:span></text:p>
      <text:p text:style-name="P4"><text:span text:style-name="T19">PROFESSIONAL OVERVIEW</text:span> </text:p>
      <text:p text:style-name="P5"><text:span text:style-name="T9">Catawba Coffee</text:span><text:span text:style-name="T5"> </text:span><text:span text:style-name="T9">Web Developer, Charlotte, NC  (05/2018 – 12/2018)</text:span></text:p>
      <text:list xml:id="list4643872565012920633" text:style-name="L1">
        <text:list-item>
          <text:p text:style-name="P8">Designed a website mock-up for the group using Balsamiq</text:p>
        </text:list-item>
        <text:list-item>
          <text:p text:style-name="P8">Time saved in adding and removing checklist items as needed throughout creative process</text:p>
        </text:list-item>
        <text:list-item>
          <text:p text:style-name="P8">Improved client overall understanding by providing clear details on the progress</text:p>
        </text:list-item>
        <text:list-item>
          <text:p text:style-name="P8">Spearheaded the requirements of the website</text:p>
        </text:list-item>
        <text:list-item>
          <text:p text:style-name="P8">Cross functional communication with client throughout the development process</text:p>
        </text:list-item>
        <text:list-item>
          <text:p text:style-name="P8">Accountable for the functionality of the web pages of this react based website</text:p>
        </text:list-item>
        <text:list-item>
          <text:p text:style-name="P8">Key contributor in creating a user experience with UX/UI to bring the clients vision to lif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5"><text:span text:style-name="T4">Freelance</text:span><text:span text:style-name="T9">, Charlotte, NC  (05/2018 – 12/2018)</text:span></text:p>
      <text:list xml:id="list5771269999626738650" text:style-name="L2">
        <text:list-item>
          <text:p text:style-name="P9">Working alongside company /business owners to bring to life their vision</text:p>
        </text:list-item>
        <text:list-item>
          <text:p text:style-name="P9">Developing conceptual UI’s that exceed visual expectation</text:p>
        </text:list-item>
        <text:list-item>
          <text:p text:style-name="P9">Cross functional communication to ensure front end development supports back end development team</text:p>
        </text:list-item>
        <text:list-item>
          <text:p text:style-name="P9">Responsible for detail-oriented processes to ensure quality and reduction of errors</text:p>
        </text:list-item>
        <text:list-item>
          <text:p text:style-name="P9">Creating clean intuitive interfaces that lend to seamless end user experience</text:p>
        </text:list-item>
      </text:list>
      <text:p text:style-name="Text_20_body"/>
      <text:p text:style-name="P7"><text:span text:style-name="T1">EDUCATION &amp; PROFESSIONAL DEVELOPMENT</text:span></text:p>
      <text:p text:style-name="P2">UNC Charlotte - Full Stack Coding Certification (2018) </text:p>
      <text:p text:style-name="P3"><text:span text:style-name="T13">Radford University -  BS Interdisciplinary Studies of Early Childhood /Sp. Education (2006)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.0728in" fo:margin-left="0.4374in" fo:margin-right="0.364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cca Kopstein</meta:initial-creator>
    <meta:creation-date>2019-01-02T13:40:39.86</meta:creation-date>
    <dc:date>2019-01-02T13:52:50.11</dc:date>
    <dc:creator>Becca Kopstein</dc:creator>
    <meta:editing-duration>PT12M15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2" meta:paragraph-count="38" meta:word-count="342" meta:character-count="2652"/>
  </office:meta>
</office:document-meta>
</file>